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1/2-e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0.476658480362767" calcext:value-type="float">
            <text:p>0.476658480362767</text:p>
          </table:table-cell>
          <table:table-cell office:value-type="float" office:value="0.638864763978031" calcext:value-type="float">
            <text:p>0.638864763978031</text:p>
          </table:table-cell>
        </table:table-row>
        <table:table-row table:style-name="ro1">
          <table:table-cell office:value-type="float" office:value="0.460623788785841" calcext:value-type="float">
            <text:p>0.460623788785841</text:p>
          </table:table-cell>
          <table:table-cell office:value-type="float" office:value="0.50948350357592" calcext:value-type="float">
            <text:p>0.50948350357592</text:p>
          </table:table-cell>
        </table:table-row>
        <table:table-row table:style-name="ro1">
          <table:table-cell office:value-type="float" office:value="0.557430237133423" calcext:value-type="float">
            <text:p>0.557430237133423</text:p>
          </table:table-cell>
          <table:table-cell office:value-type="float" office:value="0.518465899511653" calcext:value-type="float">
            <text:p>0.518465899511653</text:p>
          </table:table-cell>
        </table:table-row>
        <table:table-row table:style-name="ro1">
          <table:table-cell office:value-type="float" office:value="0.498773098846392" calcext:value-type="float">
            <text:p>0.498773098846392</text:p>
          </table:table-cell>
          <table:table-cell office:value-type="float" office:value="0.710504638769305" calcext:value-type="float">
            <text:p>0.710504638769305</text:p>
          </table:table-cell>
        </table:table-row>
        <table:table-row table:style-name="ro1">
          <table:table-cell office:value-type="float" office:value="0.35515402774989" calcext:value-type="float">
            <text:p>0.35515402774989</text:p>
          </table:table-cell>
          <table:table-cell office:value-type="float" office:value="0.759411362783849" calcext:value-type="float">
            <text:p>0.759411362783849</text:p>
          </table:table-cell>
        </table:table-row>
        <table:table-row table:style-name="ro1">
          <table:table-cell office:value-type="float" office:value="0.456852885560559" calcext:value-type="float">
            <text:p>0.456852885560559</text:p>
          </table:table-cell>
          <table:table-cell office:value-type="float" office:value="0.724095256067194" calcext:value-type="float">
            <text:p>0.724095256067194</text:p>
          </table:table-cell>
        </table:table-row>
        <table:table-row table:style-name="ro1">
          <table:table-cell office:value-type="float" office:value="0.47255000969766" calcext:value-type="float">
            <text:p>0.47255000969766</text:p>
          </table:table-cell>
          <table:table-cell office:value-type="float" office:value="0.582369739867974" calcext:value-type="float">
            <text:p>0.582369739867974</text:p>
          </table:table-cell>
        </table:table-row>
        <table:table-row table:style-name="ro1">
          <table:table-cell office:value-type="float" office:value="0.43469437458912" calcext:value-type="float">
            <text:p>0.43469437458912</text:p>
          </table:table-cell>
          <table:table-cell office:value-type="float" office:value="0.557276998848109" calcext:value-type="float">
            <text:p>0.557276998848109</text:p>
          </table:table-cell>
        </table:table-row>
        <table:table-row table:style-name="ro1">
          <table:table-cell office:value-type="float" office:value="0.253138933405714" calcext:value-type="float">
            <text:p>0.253138933405714</text:p>
          </table:table-cell>
          <table:table-cell office:value-type="float" office:value="0.5267396317703" calcext:value-type="float">
            <text:p>0.5267396317703</text:p>
          </table:table-cell>
        </table:table-row>
        <table:table-row table:style-name="ro1">
          <table:table-cell office:value-type="float" office:value="0.462128385295795" calcext:value-type="float">
            <text:p>0.462128385295795</text:p>
          </table:table-cell>
          <table:table-cell office:value-type="float" office:value="0.643748491047032" calcext:value-type="float">
            <text:p>0.643748491047032</text:p>
          </table:table-cell>
        </table:table-row>
        <table:table-row table:style-name="ro1">
          <table:table-cell office:value-type="float" office:value="0.256016712209659" calcext:value-type="float">
            <text:p>0.256016712209659</text:p>
          </table:table-cell>
          <table:table-cell office:value-type="float" office:value="0.765401999287487" calcext:value-type="float">
            <text:p>0.765401999287487</text:p>
          </table:table-cell>
        </table:table-row>
        <table:table-row table:style-name="ro1">
          <table:table-cell office:value-type="float" office:value="0.422421104237629" calcext:value-type="float">
            <text:p>0.422421104237629</text:p>
          </table:table-cell>
          <table:table-cell office:value-type="float" office:value="0.544375329078727" calcext:value-type="float">
            <text:p>0.544375329078727</text:p>
          </table:table-cell>
        </table:table-row>
        <table:table-row table:style-name="ro1">
          <table:table-cell office:value-type="float" office:value="0.422639206073665" calcext:value-type="float">
            <text:p>0.422639206073665</text:p>
          </table:table-cell>
          <table:table-cell office:value-type="float" office:value="0.494661197740651" calcext:value-type="float">
            <text:p>0.494661197740651</text:p>
          </table:table-cell>
        </table:table-row>
        <table:table-row table:style-name="ro1">
          <table:table-cell office:value-type="float" office:value="0.456563099408456" calcext:value-type="float">
            <text:p>0.456563099408456</text:p>
          </table:table-cell>
          <table:table-cell office:value-type="float" office:value="0.684085007868337" calcext:value-type="float">
            <text:p>0.684085007868337</text:p>
          </table:table-cell>
        </table:table-row>
        <table:table-row table:style-name="ro1">
          <table:table-cell office:value-type="float" office:value="0.488100479565385" calcext:value-type="float">
            <text:p>0.488100479565385</text:p>
          </table:table-cell>
          <table:table-cell office:value-type="float" office:value="0.697147888478496" calcext:value-type="float">
            <text:p>0.697147888478496</text:p>
          </table:table-cell>
        </table:table-row>
        <table:table-row table:style-name="ro1">
          <table:table-cell office:value-type="float" office:value="0.28183460189544" calcext:value-type="float">
            <text:p>0.28183460189544</text:p>
          </table:table-cell>
          <table:table-cell office:value-type="float" office:value="0.666310599979543" calcext:value-type="float">
            <text:p>0.666310599979543</text:p>
          </table:table-cell>
        </table:table-row>
        <table:table-row table:style-name="ro1">
          <table:table-cell office:value-type="float" office:value="0.454128414759184" calcext:value-type="float">
            <text:p>0.454128414759184</text:p>
          </table:table-cell>
          <table:table-cell office:value-type="float" office:value="0.645515648944227" calcext:value-type="float">
            <text:p>0.645515648944227</text:p>
          </table:table-cell>
        </table:table-row>
        <table:table-row table:style-name="ro1">
          <table:table-cell office:value-type="float" office:value="0.396022445168544" calcext:value-type="float">
            <text:p>0.396022445168544</text:p>
          </table:table-cell>
          <table:table-cell office:value-type="float" office:value="0.644020214943947" calcext:value-type="float">
            <text:p>0.644020214943947</text:p>
          </table:table-cell>
        </table:table-row>
        <table:table-row table:style-name="ro1">
          <table:table-cell office:value-type="float" office:value="0.483750828627841" calcext:value-type="float">
            <text:p>0.483750828627841</text:p>
          </table:table-cell>
          <table:table-cell office:value-type="float" office:value="0.699988505106216" calcext:value-type="float">
            <text:p>0.699988505106216</text:p>
          </table:table-cell>
        </table:table-row>
        <table:table-row table:style-name="ro1">
          <table:table-cell office:value-type="float" office:value="0.497796341209536" calcext:value-type="float">
            <text:p>0.497796341209536</text:p>
          </table:table-cell>
          <table:table-cell office:value-type="float" office:value="0.571141042122305" calcext:value-type="float">
            <text:p>0.571141042122305</text:p>
          </table:table-cell>
        </table:table-row>
        <table:table-row table:style-name="ro1">
          <table:table-cell office:value-type="float" office:value="0.460384988790294" calcext:value-type="float">
            <text:p>0.460384988790294</text:p>
          </table:table-cell>
          <table:table-cell office:value-type="float" office:value="0.743446179932731" calcext:value-type="float">
            <text:p>0.743446179932731</text:p>
          </table:table-cell>
        </table:table-row>
        <table:table-row table:style-name="ro1">
          <table:table-cell office:value-type="float" office:value="0.426762702078929" calcext:value-type="float">
            <text:p>0.426762702078929</text:p>
          </table:table-cell>
          <table:table-cell office:value-type="float" office:value="0.46688756144322" calcext:value-type="float">
            <text:p>0.46688756144322</text:p>
          </table:table-cell>
        </table:table-row>
        <table:table-row table:style-name="ro1">
          <table:table-cell office:value-type="float" office:value="0.436771470543607" calcext:value-type="float">
            <text:p>0.436771470543607</text:p>
          </table:table-cell>
          <table:table-cell office:value-type="float" office:value="0.481383953387072" calcext:value-type="float">
            <text:p>0.481383953387072</text:p>
          </table:table-cell>
        </table:table-row>
        <table:table-row table:style-name="ro1">
          <table:table-cell office:value-type="float" office:value="0.42964915216573" calcext:value-type="float">
            <text:p>0.42964915216573</text:p>
          </table:table-cell>
          <table:table-cell office:value-type="float" office:value="0.443812353703628" calcext:value-type="float">
            <text:p>0.443812353703628</text:p>
          </table:table-cell>
        </table:table-row>
        <table:table-row table:style-name="ro1">
          <table:table-cell office:value-type="float" office:value="0.53287977070567" calcext:value-type="float">
            <text:p>0.53287977070567</text:p>
          </table:table-cell>
          <table:table-cell office:value-type="float" office:value="0.63739159955374" calcext:value-type="float">
            <text:p>0.63739159955374</text:p>
          </table:table-cell>
        </table:table-row>
        <table:table-row table:style-name="ro1">
          <table:table-cell office:value-type="float" office:value="0.468928751536297" calcext:value-type="float">
            <text:p>0.468928751536297</text:p>
          </table:table-cell>
          <table:table-cell office:value-type="float" office:value="0.506579111544969" calcext:value-type="float">
            <text:p>0.506579111544969</text:p>
          </table:table-cell>
        </table:table-row>
        <table:table-row table:style-name="ro1">
          <table:table-cell office:value-type="float" office:value="0.474098902837959" calcext:value-type="float">
            <text:p>0.474098902837959</text:p>
          </table:table-cell>
          <table:table-cell office:value-type="float" office:value="0.693161597712417" calcext:value-type="float">
            <text:p>0.693161597712417</text:p>
          </table:table-cell>
        </table:table-row>
        <table:table-row table:style-name="ro1">
          <table:table-cell office:value-type="float" office:value="0.240853111461617" calcext:value-type="float">
            <text:p>0.240853111461617</text:p>
          </table:table-cell>
          <table:table-cell office:value-type="float" office:value="0.653019545824639" calcext:value-type="float">
            <text:p>0.653019545824639</text:p>
          </table:table-cell>
        </table:table-row>
        <table:table-row table:style-name="ro1">
          <table:table-cell office:value-type="float" office:value="0.390697880858698" calcext:value-type="float">
            <text:p>0.390697880858698</text:p>
          </table:table-cell>
          <table:table-cell office:value-type="float" office:value="0.592758643954783" calcext:value-type="float">
            <text:p>0.592758643954783</text:p>
          </table:table-cell>
        </table:table-row>
        <table:table-row table:style-name="ro1">
          <table:table-cell office:value-type="float" office:value="0.427805301139285" calcext:value-type="float">
            <text:p>0.427805301139285</text:p>
          </table:table-cell>
          <table:table-cell office:value-type="float" office:value="0.679739525315083" calcext:value-type="float">
            <text:p>0.679739525315083</text:p>
          </table:table-cell>
        </table:table-row>
        <table:table-row table:style-name="ro1">
          <table:table-cell office:value-type="float" office:value="0.404202581204413" calcext:value-type="float">
            <text:p>0.404202581204413</text:p>
          </table:table-cell>
          <table:table-cell office:value-type="float" office:value="0.52132601466887" calcext:value-type="float">
            <text:p>0.52132601466887</text:p>
          </table:table-cell>
        </table:table-row>
        <table:table-row table:style-name="ro1">
          <table:table-cell office:value-type="float" office:value="0.623556680105288" calcext:value-type="float">
            <text:p>0.623556680105288</text:p>
          </table:table-cell>
          <table:table-cell office:value-type="float" office:value="0.603334744199316" calcext:value-type="float">
            <text:p>0.603334744199316</text:p>
          </table:table-cell>
        </table:table-row>
        <table:table-row table:style-name="ro1">
          <table:table-cell office:value-type="float" office:value="0.345547082080709" calcext:value-type="float">
            <text:p>0.345547082080709</text:p>
          </table:table-cell>
          <table:table-cell office:value-type="float" office:value="0.669124844467392" calcext:value-type="float">
            <text:p>0.669124844467392</text:p>
          </table:table-cell>
        </table:table-row>
        <table:table-row table:style-name="ro1">
          <table:table-cell office:value-type="float" office:value="0.432608873887868" calcext:value-type="float">
            <text:p>0.432608873887868</text:p>
          </table:table-cell>
          <table:table-cell office:value-type="float" office:value="0.62089482395106" calcext:value-type="float">
            <text:p>0.62089482395106</text:p>
          </table:table-cell>
        </table:table-row>
        <table:table-row table:style-name="ro1">
          <table:table-cell office:value-type="float" office:value="0.594206049578779" calcext:value-type="float">
            <text:p>0.594206049578779</text:p>
          </table:table-cell>
          <table:table-cell office:value-type="float" office:value="0.464154975111732" calcext:value-type="float">
            <text:p>0.464154975111732</text:p>
          </table:table-cell>
        </table:table-row>
        <table:table-row table:style-name="ro1">
          <table:table-cell office:value-type="float" office:value="0.228995216218584" calcext:value-type="float">
            <text:p>0.228995216218584</text:p>
          </table:table-cell>
          <table:table-cell office:value-type="float" office:value="0.720481183312628" calcext:value-type="float">
            <text:p>0.720481183312628</text:p>
          </table:table-cell>
        </table:table-row>
        <table:table-row table:style-name="ro1">
          <table:table-cell office:value-type="float" office:value="0.381268088337648" calcext:value-type="float">
            <text:p>0.381268088337648</text:p>
          </table:table-cell>
          <table:table-cell office:value-type="float" office:value="0.548631758695152" calcext:value-type="float">
            <text:p>0.548631758695152</text:p>
          </table:table-cell>
        </table:table-row>
        <table:table-row table:style-name="ro1">
          <table:table-cell office:value-type="float" office:value="0.384271658141943" calcext:value-type="float">
            <text:p>0.384271658141943</text:p>
          </table:table-cell>
          <table:table-cell office:value-type="float" office:value="0.747538519189927" calcext:value-type="float">
            <text:p>0.747538519189927</text:p>
          </table:table-cell>
        </table:table-row>
        <table:table-row table:style-name="ro1">
          <table:table-cell office:value-type="float" office:value="0.385928208353818" calcext:value-type="float">
            <text:p>0.385928208353818</text:p>
          </table:table-cell>
          <table:table-cell office:value-type="float" office:value="0.773853708837576" calcext:value-type="float">
            <text:p>0.773853708837576</text:p>
          </table:table-cell>
        </table:table-row>
        <table:table-row table:style-name="ro1">
          <table:table-cell office:value-type="float" office:value="0.454159870073821" calcext:value-type="float">
            <text:p>0.454159870073821</text:p>
          </table:table-cell>
          <table:table-cell office:value-type="float" office:value="0.640004155593616" calcext:value-type="float">
            <text:p>0.6400041555936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formula="of:=AVERAGE([.A2:.A41])" office:value-type="float" office:value="0.427771344867086" calcext:value-type="float">
            <text:p>0.427771344867086</text:p>
          </table:table-cell>
          <table:table-cell table:formula="of:=AVERAGE([.B2:.B41])" office:value-type="float" office:value="0.619778313004221" calcext:value-type="float">
            <text:p>0.619778313004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8-07T23:31:31.779728214</dc:date>
    <meta:editing-duration>PT3H37M20S</meta:editing-duration>
    <meta:editing-cycles>6</meta:editing-cycles>
    <meta:document-statistic meta:table-count="1" meta:cell-count="85" meta:object-count="0"/>
  </office:meta>
</office:document-meta>
</file>